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jpeg" manifest:full-path="Pictures/10000000000005820000016EE9331D40.jp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97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WindEnergy_20_Black-title">
      <style:graphic-properties draw:fill-color="#ffffff" draw:auto-grow-height="true" fo:min-height="5.589cm"/>
    </style:style>
    <style:style style:name="pr11" style:family="presentation" style:parent-style-name="IBM_20_WindEnergy_20_Black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  <style:text-properties fo:color="#ffffff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ffffff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ffffff" fo:font-size="11pt" style:font-size-asian="11pt" style:font-size-complex="11pt"/>
    </style:style>
    <style:style style:name="T17" style:family="text">
      <style:text-properties fo:color="#ffffff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9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8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WindEnergy_20_Black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WindEnergy_20_Black-title" style:display-name="IBM WindEnergy Black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WindEnergy_20_Black-subtitle" style:display-name="IBM WindEnergy Black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WindEnergy_20_Black-background" style:display-name="IBM WindEnergy Black-background" style:family="presentation">
      <style:graphic-properties draw:stroke="none" draw:fill="solid" draw:fill-color="#000000" draw:fill-image-width="0.483cm" draw:fill-image-height="0.483cm"/>
      <style:paragraph-properties fo:margin-left="0cm" fo:margin-right="0cm" fo:margin-top="0cm" fo:margin-bottom="0cm" fo:text-indent="0cm"/>
    </style:style>
    <style:style style:name="IBM_20_WindEnergy_20_Black-backgroundobjects" style:display-name="IBM WindEnergy Black-backgroundobjects" style:family="presentation">
      <style:graphic-properties draw:shadow="hidden" draw:shadow-offset-x="0.3cm" draw:shadow-offset-y="0.3cm" draw:shadow-color="#808080"/>
    </style:style>
    <style:style style:name="IBM_20_WindEnergy_20_Black-notes" style:display-name="IBM WindEnergy Black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WindEnergy_20_Black-outline1" style:display-name="IBM WindEnergy Black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WindEnergy_20_Black-outline2" style:display-name="IBM WindEnergy Black-outline2" style:family="presentation" style:parent-style-name="IBM_20_WindEnergy_20_Blac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WindEnergy_20_Black-outline3" style:display-name="IBM WindEnergy Black-outline3" style:family="presentation" style:parent-style-name="IBM_20_WindEnergy_20_Blac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WindEnergy_20_Black-outline4" style:display-name="IBM WindEnergy Black-outline4" style:family="presentation" style:parent-style-name="IBM_20_WindEnergy_20_Blac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WindEnergy_20_Black-outline5" style:display-name="IBM WindEnergy Black-outline5" style:family="presentation" style:parent-style-name="IBM_20_WindEnergy_20_Blac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WindEnergy_20_Black-outline6" style:display-name="IBM WindEnergy Black-outline6" style:family="presentation" style:parent-style-name="IBM_20_WindEnergy_20_Blac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WindEnergy_20_Black-outline7" style:display-name="IBM WindEnergy Black-outline7" style:family="presentation" style:parent-style-name="IBM_20_WindEnergy_20_Blac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WindEnergy_20_Black-outline8" style:display-name="IBM WindEnergy Black-outline8" style:family="presentation" style:parent-style-name="IBM_20_WindEnergy_20_Blac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WindEnergy_20_Black-outline9" style:display-name="IBM WindEnergy Black-outline9" style:family="presentation" style:parent-style-name="IBM_20_WindEnergy_20_Blac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000000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ffffff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ffffff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ffffff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ffffff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62" style:family="drawing-page">
      <style:drawing-page-properties draw:background-size="border" draw:fill="solid" draw:fill-color="#000000" draw:fill-image-width="0.483cm" draw:fill-image-height="0.483cm" presentation:display-footer="true" presentation:display-page-number="false" presentation:display-date-time="true"/>
    </style:style>
    <style:style style:name="dp63" style:family="drawing-page">
      <style:drawing-page-properties draw:background-size="border" draw:fill="solid" draw:fill-color="#000000" presentation:display-footer="true" presentation:display-page-number="false" presentation:display-date-time="true"/>
    </style:style>
    <style:style style:name="gr67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4" style:family="graphic" style:parent-style-name="standard" style:list-style-name="L63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78" style:family="graphic" style:parent-style-name="standard" style:list-style-name="L66">
      <style:graphic-properties draw:stroke="none" draw:fill="none" draw:fill-color="#ffffff" fo:min-height="0.741cm"/>
    </style:style>
    <style:style style:name="gr94" style:family="graphic" style:parent-style-name="standard" style:list-style-name="L66">
      <style:graphic-properties draw:stroke="none" draw:fill="none" draw:fill-color="#ffffff" fo:min-height="0.741cm"/>
    </style:style>
    <style:style style:name="pr65" style:family="presentation" style:parent-style-name="backgroundobjects">
      <style:graphic-properties draw:stroke="none" draw:fill="none" draw:fill-color="#ffffff" fo:min-height="0.952cm"/>
    </style:style>
    <style:style style:name="pr69" style:family="presentation" style:parent-style-name="IBM_20_WindEnergy_20_Black-backgroundobjects">
      <style:graphic-properties draw:stroke="none" draw:fill="none" draw:fill-color="#ffffff" fo:min-height="1.165cm"/>
    </style:style>
    <style:style style:name="pr71" style:family="presentation" style:parent-style-name="IBM_20_WindEnergy_20_Black-backgroundobjects">
      <style:graphic-properties draw:stroke="none" draw:fill="none" draw:fill-color="#ffffff" fo:min-height="0.44cm"/>
    </style:style>
    <style:style style:name="pr72" style:family="presentation" style:parent-style-name="IBM_20_WindEnergy_20_Black-backgroundobjects">
      <style:graphic-properties draw:stroke="none" draw:fill="none" draw:fill-color="#ffffff" fo:min-height="0.583cm"/>
    </style:style>
    <style:style style:name="pr73" style:family="presentation" style:parent-style-name="IBM_20_WindEnergy_20_Black-title">
      <style:graphic-properties draw:fill-color="#ffffff" draw:auto-grow-height="false" fo:min-height="3.181cm"/>
    </style:style>
    <style:style style:name="pr80" style:family="presentation" style:parent-style-name="IBM_20_WindEnergy_20_Black-backgroundobjects">
      <style:graphic-properties draw:stroke="solid" svg:stroke-width="0.025cm" svg:stroke-color="#ffffff" draw:marker-start-width="0.237cm" draw:marker-end-width="0.237cm" draw:fill="none" draw:fill-color="#ffffcc" draw:textarea-horizontal-align="center" draw:textarea-vertical-align="middle" fo:wrap-option="no-wrap"/>
    </style:style>
    <style:style style:name="pr81" style:family="presentation" style:parent-style-name="IBM_20_WindEnergy_20_Black-backgroundobjects">
      <style:graphic-properties draw:stroke="none" draw:fill="none" draw:fill-color="#ffffff" fo:min-height="1cm"/>
    </style:style>
    <style:style style:name="pr82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83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84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85" style:family="presentation" style:parent-style-name="IBM2009-title">
      <style:graphic-properties draw:fill-color="#ffffff" draw:auto-grow-height="false" fo:min-height="3.181cm"/>
    </style:style>
    <style:style style:name="pr89" style:family="presentation" style:parent-style-name="IBM2009-outline1" style:list-style-name="L67">
      <style:graphic-properties draw:fill-color="#ffffff" draw:auto-grow-height="false" fo:min-height="12.001cm"/>
    </style:style>
    <style:style style:name="pr91" style:family="presentation" style:parent-style-name="IBM2009-backgroundobjects">
      <style:graphic-properties draw:stroke="solid" svg:stroke-width="0.025cm" svg:stroke-color="#ffffff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96" style:family="presentation" style:parent-style-name="IBM2009-backgroundobjects">
      <style:graphic-properties draw:stroke="none" draw:fill="none" draw:fill-color="#ffffff" fo:min-height="1cm"/>
    </style:style>
    <style:style style:name="P64" style:family="paragraph">
      <style:paragraph-properties fo:margin-left="0cm" fo:margin-right="0cm" fo:text-indent="0cm"/>
    </style:style>
    <style:style style:name="P66" style:family="paragraph">
      <style:paragraph-properties fo:margin-left="0cm" fo:margin-right="0cm" fo:text-indent="0cm" style:writing-mode="lr-tb"/>
    </style:style>
    <style:style style:name="P68" style:family="paragraph">
      <style:paragraph-properties fo:text-align="center" style:writing-mode="lr-tb"/>
    </style:style>
    <style:style style:name="P75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76" style:family="paragraph">
      <style:paragraph-properties fo:margin-left="0.254cm" fo:margin-right="0.254cm" fo:margin-top="0cm" fo:margin-bottom="0cm" fo:text-align="end" fo:text-indent="0cm"/>
    </style:style>
    <style:style style:name="P79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86" style:family="paragraph">
      <style:paragraph-properties fo:margin-left="0.483cm" fo:margin-right="0cm" fo:text-indent="-0.483cm"/>
    </style:style>
    <style:style style:name="P87" style:family="paragraph">
      <style:paragraph-properties fo:margin-left="1.422cm" fo:margin-right="0cm" fo:text-indent="-0.457cm"/>
    </style:style>
    <style:style style:name="P88" style:family="paragraph">
      <style:paragraph-properties fo:margin-left="2.388cm" fo:margin-right="0cm" fo:text-indent="-0.483cm"/>
    </style:style>
    <style:style style:name="P90" style:family="paragraph">
      <style:paragraph-properties fo:margin-left="0.483cm" fo:margin-right="0cm" fo:text-indent="-0.483cm" style:writing-mode="lr-tb"/>
    </style:style>
    <style:style style:name="P92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95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ffffff" fo:font-size="8pt" style:font-size-asian="8pt" style:font-size-complex="8pt" fo:hyphenate="false"/>
    </style:style>
    <style:style style:name="T70" style:family="text">
      <style:text-properties fo:font-size="8pt" style:font-size-asian="8pt" style:font-size-complex="8pt"/>
    </style:style>
    <style:style style:name="T77" style:family="text">
      <style:text-properties fo:color="#ffffff" fo:font-size="8pt" style:font-size-asian="8pt" style:font-size-complex="8pt"/>
    </style:style>
    <style:style style:name="T93" style:family="text">
      <style:text-properties fo:color="#ffffff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6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bullet text:level="1" text:bullet-char="■">
        <style:list-level-properties text:min-label-width="0.483cm"/>
        <style:text-properties fo:font-family="'Times New Roman'" style:font-charset="x-symbol" fo:color="#ffffff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66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65" draw:text-style-name="P66" draw:layer="backgroundobjects" svg:width="10.794cm" svg:height="0.953cm" svg:x="2cm" svg:y="0.64cm" presentation:class="header">
        <draw:text-box>
          <text:p text:style-name="P64"><presentation:header/> </text:p>
        </draw:text-box>
      </draw:frame>
      <draw:frame presentation:style-name="pr65" draw:text-style-name="P66" draw:layer="backgroundobjects" svg:width="10.794cm" svg:height="0.953cm" svg:x="16.906cm" svg:y="0.64cm" presentation:class="date-time">
        <draw:text-box>
          <text:p text:style-name="P64"><presentation:date-time/> </text:p>
        </draw:text-box>
      </draw:frame>
      <draw:frame presentation:style-name="pr65" draw:text-style-name="P66" draw:layer="backgroundobjects" svg:width="10.794cm" svg:height="0.953cm" svg:x="2cm" svg:y="19.391cm" presentation:class="footer">
        <draw:text-box>
          <text:p text:style-name="P64"><presentation:footer/> </text:p>
        </draw:text-box>
      </draw:frame>
      <draw:frame presentation:style-name="pr65" draw:text-style-name="P66" draw:layer="backgroundobjects" svg:width="10.794cm" svg:height="0.953cm" svg:x="16.906cm" svg:y="19.391cm" presentation:class="page-number">
        <draw:text-box>
          <text:p text:style-name="P64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WindEnergy_20_Black" style:display-name="IBM WindEnergy Black" style:page-layout-name="PM1" draw:style-name="dp62">
      <draw:frame draw:name="Bitmap1" draw:style-name="gr67" draw:text-style-name="P68" draw:layer="backgroundobjects" svg:width="23.876cm" svg:height="6.198cm" svg:x="0.762cm" svg:y="10.185cm">
        <draw:image xlink:href="Pictures/10000000000005820000016EE9331D40.jpg" xlink:type="simple" xlink:show="embed" xlink:actuate="onLoad"/>
      </draw:frame>
      <draw:frame draw:name="Bitmap with transparency1" draw:style-name="gr67" draw:text-style-name="P68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69" draw:text-style-name="P66" draw:layer="backgroundobjects" svg:width="1.435cm" svg:height="1.166cm" svg:x="25.605cm" svg:y="17.301cm" presentation:class="date-time">
        <draw:text-box>
          <text:p text:style-name="P64"><presentation:date-time/> </text:p>
        </draw:text-box>
      </draw:frame>
      <draw:frame presentation:style-name="pr71" draw:text-style-name="P66" draw:layer="backgroundobjects" svg:width="1.669cm" svg:height="0.441cm" svg:x="25.587cm" svg:y="16.632cm" presentation:class="page-number">
        <draw:text-box>
          <text:p text:style-name="P64"><text:span text:style-name="T70"><text:page-number>Number Field</text:page-number></text:span></text:p>
        </draw:text-box>
      </draw:frame>
      <draw:frame presentation:style-name="pr72" draw:text-style-name="P66" draw:layer="backgroundobjects" svg:width="2.362cm" svg:height="0.584cm" svg:x="25.614cm" svg:y="17.126cm" presentation:class="footer">
        <draw:text-box>
          <text:p text:style-name="P64"><presentation:footer/> </text:p>
        </draw:text-box>
      </draw:frame>
      <draw:frame presentation:style-name="pr73" draw:text-style-name="P66" draw:layer="backgroundobjects" svg:width="24.258cm" svg:height="5.589cm" svg:x="0.381cm" svg:y="3.937cm" presentation:class="title">
        <draw:text-box>
          <text:p text:style-name="P64">Click to edit the title text format</text:p>
        </draw:text-box>
      </draw:frame>
      <draw:frame draw:name="Text Frame1" draw:style-name="gr74" draw:text-style-name="P75" draw:layer="backgroundobjects" svg:width="3.019cm" svg:height="0.56cm" svg:x="20.598cm" svg:y="17.903cm">
        <draw:text-box>
          <text:p/>
        </draw:text-box>
      </draw:frame>
      <draw:frame draw:style-name="gr78" draw:text-style-name="P79" draw:layer="backgroundobjects" svg:width="3.811cm" svg:height="0.742cm" svg:x="21.082cm" svg:y="18.237cm">
        <draw:text-box>
          <text:p text:style-name="P76"><text:span text:style-name="T77">© 2009 IBM Corporation</text:span></text:p>
        </draw:text-box>
      </draw:frame>
      <draw:line draw:name="Line1" presentation:style-name="pr80" draw:text-style-name="P68" draw:layer="backgroundobjects" svg:x1="0.762cm" svg:y1="2.921cm" svg:x2="24.638cm" svg:y2="2.922cm"/>
      <draw:g draw:name="group object1" draw:TableGroup="false">
        <draw:frame draw:name="Bitmap with transparency1" draw:style-name="gr67" draw:text-style-name="P68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67" draw:text-style-name="P68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67" draw:text-style-name="P68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67" draw:text-style-name="P68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67" draw:text-style-name="P68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67" draw:text-style-name="P68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67" draw:text-style-name="P68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67" draw:text-style-name="P68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67" draw:text-style-name="P68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67" draw:text-style-name="P68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81" draw:text-style-name="P66" draw:layer="backgroundobjects" svg:width="6.8cm" svg:height="1.001cm" svg:x="2cm" svg:y="0.5cm" presentation:class="header">
          <draw:text-box>
            <text:p text:style-name="P64"><presentation:header/> </text:p>
          </draw:text-box>
        </draw:frame>
        <draw:frame presentation:style-name="pr81" draw:text-style-name="P66" draw:layer="backgroundobjects" svg:width="6.8cm" svg:height="1.001cm" svg:x="12.2cm" svg:y="0.5cm" presentation:class="date-time">
          <draw:text-box>
            <text:p text:style-name="P64"><presentation:date-time/> </text:p>
          </draw:text-box>
        </draw:frame>
        <draw:frame presentation:style-name="pr81" draw:text-style-name="P66" draw:layer="backgroundobjects" svg:width="6.8cm" svg:height="1.001cm" svg:x="2cm" svg:y="28.2cm" presentation:class="footer">
          <draw:text-box>
            <text:p text:style-name="P64"><presentation:footer/> </text:p>
          </draw:text-box>
        </draw:frame>
        <draw:frame presentation:style-name="pr81" draw:text-style-name="P66" draw:layer="backgroundobjects" svg:width="6.8cm" svg:height="1.001cm" svg:x="12.2cm" svg:y="28.2cm" presentation:class="page-number">
          <draw:text-box>
            <text:p text:style-name="P64"><text:page-number>Number Field</text:page-number> </text:p>
          </draw:text-box>
        </draw:frame>
        <draw:page-thumbnail presentation:style-name="IBM_20_WindEnergy_20_Black-title" draw:layer="backgroundobjects" svg:width="13.706cm" svg:height="10.28cm" svg:x="3.647cm" svg:y="2.853cm" presentation:class="page"/>
        <draw:frame presentation:style-name="IBM_20_WindEnergy_20_Black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63">
      <draw:frame presentation:style-name="pr82" draw:text-style-name="P66" draw:layer="backgroundobjects" svg:width="2.795cm" svg:height="0.639cm" svg:x="1.524cm" svg:y="18.161cm" presentation:class="date-time">
        <draw:text-box>
          <text:p text:style-name="P64"><text:span text:style-name="T77"><presentation:date-time/></text:span></text:p>
        </draw:text-box>
      </draw:frame>
      <draw:frame presentation:style-name="pr83" draw:text-style-name="P66" draw:layer="backgroundobjects" svg:width="1.017cm" svg:height="0.636cm" svg:x="0.508cm" svg:y="18.161cm" presentation:class="page-number">
        <draw:text-box>
          <text:p text:style-name="P64"><text:span text:style-name="T77"><text:page-number>Number Field</text:page-number></text:span></text:p>
        </draw:text-box>
      </draw:frame>
      <draw:frame presentation:style-name="pr84" draw:text-style-name="P66" draw:layer="backgroundobjects" svg:width="16.511cm" svg:height="0.626cm" svg:x="4.318cm" svg:y="18.161cm" presentation:class="footer">
        <draw:text-box>
          <text:p text:style-name="P64"><text:span text:style-name="T77"><presentation:footer/></text:span><text:span text:style-name="T70"> </text:span></text:p>
        </draw:text-box>
      </draw:frame>
      <draw:frame presentation:style-name="pr85" draw:text-style-name="P66" draw:layer="backgroundobjects" svg:width="24.131cm" svg:height="1.779cm" svg:x="0.508cm" svg:y="1.651cm" presentation:class="title">
        <draw:text-box>
          <text:p text:style-name="P64">Click to edit the title text format</text:p>
        </draw:text-box>
      </draw:frame>
      <draw:frame presentation:style-name="pr89" draw:text-style-name="P90" draw:layer="backgroundobjects" svg:width="24.131cm" svg:height="12.447cm" svg:x="0.508cm" svg:y="5.207cm" presentation:class="outline">
        <draw:text-box>
          <text:list text:style-name="L65">
            <text:list-item>
              <text:p text:style-name="P86">Click to edit the outline text format</text:p>
            </text:list-item>
          </text:list>
          <text:list text:style-name="L65">
            <text:list-item>
              <text:list>
                <text:list-item>
                  <text:p text:style-name="P87">Second Outline Level</text:p>
                </text:list-item>
              </text:list>
            </text:list-item>
          </text:list>
          <text:list text:style-name="L65">
            <text:list-item>
              <text:list>
                <text:list-item>
                  <text:list>
                    <text:list-item>
                      <text:p text:style-name="P88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91" draw:text-style-name="P68" draw:layer="backgroundobjects" svg:x1="0.763cm" svg:y1="1.53cm" svg:x2="24.639cm" svg:y2="1.531cm"/>
      <draw:frame draw:name="Bitmap with transparency1" draw:style-name="gr67" draw:text-style-name="P68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94" draw:text-style-name="P95" draw:layer="backgroundobjects" svg:width="3.811cm" svg:height="0.742cm" svg:x="21.082cm" svg:y="18.237cm">
        <draw:text-box>
          <text:p text:style-name="P92"><text:span text:style-name="T93">© 2009 IBM Corporation</text:span></text:p>
        </draw:text-box>
      </draw:frame>
      <presentation:notes style:page-layout-name="PM2">
        <draw:frame presentation:style-name="pr96" draw:text-style-name="P66" draw:layer="backgroundobjects" svg:width="6.8cm" svg:height="1.001cm" svg:x="2cm" svg:y="0.5cm" presentation:class="header">
          <draw:text-box>
            <text:p text:style-name="P64"><presentation:header/> </text:p>
          </draw:text-box>
        </draw:frame>
        <draw:frame presentation:style-name="pr96" draw:text-style-name="P66" draw:layer="backgroundobjects" svg:width="6.8cm" svg:height="1.001cm" svg:x="12.2cm" svg:y="0.5cm" presentation:class="date-time">
          <draw:text-box>
            <text:p text:style-name="P64"><presentation:date-time/> </text:p>
          </draw:text-box>
        </draw:frame>
        <draw:frame presentation:style-name="pr96" draw:text-style-name="P66" draw:layer="backgroundobjects" svg:width="6.8cm" svg:height="1.001cm" svg:x="2cm" svg:y="28.2cm" presentation:class="footer">
          <draw:text-box>
            <text:p text:style-name="P64"><presentation:footer/> </text:p>
          </draw:text-box>
        </draw:frame>
        <draw:frame presentation:style-name="pr96" draw:text-style-name="P66" draw:layer="backgroundobjects" svg:width="6.8cm" svg:height="1.001cm" svg:x="12.2cm" svg:y="28.2cm" presentation:class="page-number">
          <draw:text-box>
            <text:p text:style-name="P64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33:56</dc:date>
    <dc:language>en-US</dc:language>
    <meta:editing-cycles>61</meta:editing-cycles>
    <meta:editing-duration>PT7H2M58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